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21.56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Sales Report</text:p>
          </table:table-cell>
        </table:table-row>
        <table:table-row table:style-name="ro2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sale</text:p>
          </table:table-cell>
          <table:table-cell table:style-name="ce4" office:value-type="string" calcext:value-type="string">
            <text:p>purchasing </text:p>
          </table:table-cell>
          <table:table-cell table:style-name="ce4" office:value-type="string" calcext:value-type="string">
            <text:p><text:s/>expenses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60" calcext:value-type="float">
            <text:p>2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250" calcext:value-type="float">
            <text:p>15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19250" calcext:value-type="float">
            <text:p>41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250" calcext:value-type="float">
            <text:p>2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240" calcext:value-type="float">
            <text:p>3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7200" calcext:value-type="float">
            <text:p>27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7200" calcext:value-type="float">
            <text:p>4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520" calcext:value-type="float">
            <text:p>4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000" calcext:value-type="float">
            <text:p>9000</text:p>
          </table:table-cell>
          <table:table-cell office:value-type="float" office:value="137380" calcext:value-type="float">
            <text:p>137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000" calcext:value-type="float">
            <text:p>9000</text:p>
          </table:table-cell>
          <table:table-cell office:value-type="float" office:value="73000" calcext:value-type="float">
            <text:p>7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total sale</text:p>
          </table:table-cell>
          <table:table-cell table:style-name="ce2" table:formula="of:=SUM([.B3:.B33])" office:value-type="float" office:value="35000" calcext:value-type="float">
            <text:p>35000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total purchasing</text:p>
          </table:table-cell>
          <table:table-cell table:style-name="ce3"/>
          <table:table-cell table:style-name="ce2" table:formula="of:=SUM([.C3:.C33])" office:value-type="float" office:value="1450000" calcext:value-type="float">
            <text:p>1450000</text:p>
          </table:table-cell>
          <table:table-cell table:style-name="ce3"/>
          <table:table-cell table:number-columns-repeated="3"/>
        </table:table-row>
        <table:table-row table:style-name="ro4">
          <table:table-cell table:style-name="ce2" office:value-type="string" calcext:value-type="string">
            <text:p>Monthly expenses</text:p>
          </table:table-cell>
          <table:table-cell table:style-name="ce3" table:number-columns-repeated="2"/>
          <table:table-cell table:style-name="ce3" table:formula="of:=SUM([.D3:.D33])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otal expenses</text:p>
          </table:table-cell>
          <table:table-cell table:style-name="ce3" table:formula="of:=[.C35]+[.D36]" office:value-type="float" office:value="1450000" calcext:value-type="float">
            <text:p>1450000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investment</text:p>
          </table:table-cell>
          <table:table-cell table:style-name="ce3" office:value-type="float" office:value="1450000" calcext:value-type="float">
            <text:p>1450000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net income monthly</text:p>
          </table:table-cell>
          <table:table-cell table:style-name="ce3" table:formula="of:=[.B34]-[.B37]" office:value-type="float" office:value="-1415000" calcext:value-type="float">
            <text:p>-1415000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Monthly profit</text:p>
          </table:table-cell>
          <table:table-cell table:style-name="ce3" table:formula="of:=[.B39]" office:value-type="float" office:value="-1415000" calcext:value-type="float">
            <text:p>-1415000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profit ratio</text:p>
          </table:table-cell>
          <table:table-cell table:style-name="ce3" table:formula="of:=[.B40]*100/[.B37]" office:value-type="float" office:value="-97.5862068965517" calcext:value-type="float">
            <text:p>-97.5862068965517</text:p>
          </table:table-cell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1:14:09.96009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48:51.548940940</meta:creation-date>
    <dc:date>2020-04-23T21:17:46.152441796</dc:date>
    <meta:editing-duration>PT1H28M29S</meta:editing-duration>
    <meta:editing-cycles>7</meta:editing-cycles>
    <meta:generator>LibreOffice/6.0.7.3$Linux_X86_64 LibreOffice_project/00m0$Build-3</meta:generator>
    <meta:document-statistic meta:table-count="1" meta:cell-count="121" meta:object-count="0"/>
  </office:meta>
</office:document-meta>
</file>